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3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style:style style:name="T2" style:family="text">
      <style:text-properties style:font-name="Albany AMT" style:font-name-asian="Albany AMT1" style:font-name-complex="Lucidasans"/>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7">
            <text:p>7</text:p>
          </table:table-cell>
          <table:table-cell/>
          <table:table-cell table:style-name="ce3" office:value-type="string">
            <text:p>Weekly_Store_Override_Central.xls</text:p>
          </table:table-cell>
          <table:table-cell table:style-name="ce7" office:value-type="float" office:value="35">
            <text:p>35</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Error Handling</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5" office:value-type="string">
            <text:p>Total Result</text:p>
          </table:table-cell>
          <table:table-cell table:style-name="ce9" office:value-type="float" office:value="166">
            <text:p>166</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Array of Array dereferencing</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Workbook.VBProject</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67">
            <text:p>167</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2">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text:span><text:span text:style-name="T1">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5">
          <table:table-cell table:style-name="ce14" office:value-type="string">
            <text:p>Worksheet.Shapes</text:p>
          </table:table-cell>
          <table:table-cell table:style-name="ce15" office:value-type="string">
            <text:p><text:span text:style-name="T2">ttt_aus.xls</text:span></text:p>
          </table:table-cell>
          <table:table-cell/>
          <table:table-cell office:value-type="string">
            <text:p>Worksheet.Shapes</text:p>
          </table:table-cell>
          <table:table-cell table:number-columns-repeated="4"/>
        </table:table-row>
        <table:table-row table:style-name="ro5">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5">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5">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5">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2" table:display-filter-buttons="true"/>
      </table:database-ranges>
      <table:data-pilot-tables>
        <table:data-pilot-table table:name="DataPilot1" table:application-data="" table:target-range-address="Analysis.A3:Analysis.B128" table:buttons="Analysis.A3 Analysis.A5" table:ignore-empty-rows="true">
          <table:source-cell-range table:cell-range-address="'Raw Data'.A1:'Raw Data'.B6014"/>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4" table:buttons="Analysis.D3 Analysis.D5" table:ignore-empty-rows="true">
          <table:source-cell-range table:cell-range-address="'Raw Data'.A1:'Raw Data'.B6014"/>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1-06">06/11/2006</text:date><text:time>21:4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11-06T21:45:20</dc:date>
    <dc:language>en-GB</dc:language>
    <meta:editing-cycles>109</meta:editing-cycles>
    <meta:editing-duration>P2DT11H17M56S</meta:editing-duration>
    <meta:user-defined meta:name="Info 1"/>
    <meta:user-defined meta:name="Info 2"/>
    <meta:user-defined meta:name="Info 3"/>
    <meta:user-defined meta:name="Info 4"/>
    <meta:document-statistic meta:table-count="3" meta:cell-count="1041"/>
  </office:meta>
</office:document-meta>
</file>